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0066" draw:stroke="none" fo:margin="1.000000000000000pt" style:wrap="biggest" style:wrap-dynamic-threshold="0.000000000000000pt" svg:fill-rule="nonzero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nonzero"/>
    </style:style>
    <style:style style:name="gr4" style:family="graphic">
      <style:graphic-properties draw:fill="solid" draw:fill-color="#cc0000" draw:stroke="none" fo:margin="1.000000000000000pt" style:wrap="biggest" style:wrap-dynamic-threshold="0.000000000000000pt" svg:fill-rule="nonzero"/>
    </style:style>
    <style:style style:name="gr5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6" style:family="graphic">
      <style:graphic-properties draw:fill="solid" draw:fill-color="#cc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147"/>
        </draw:layer-set>
        <draw:g draw:style-name="gr1" draw:id="shape1" svg:y="0.00000000000pt">
          <draw:rect draw:style-name="gr2" draw:id="shape2" draw:name="rect124" draw:layer="g147" svg:width="96.00000000000pt" svg:height="48.00000000000pt" draw:transform="matrix(2.08333330000 0.00000000000 0.00000000000 2.08333330000 0.00000000000pt 0.00000000000pt)"/>
          <draw:path draw:style-name="gr3" draw:id="shape3" draw:name="path146" draw:layer="g147" svg:width="48.00000000000pt" svg:height="24.00000000000pt" draw:transform="matrix(2.08333330000 0.00000000000 0.00000000000 2.08333330000 0.00000000000pt 0.00000000000pt)" svg:viewBox="0 0 48 24" svg:d="M0 0L0 2.68328L42.6334 24L48 24L48 21.3167L5.36656 0ZM48 0L48 2.68324L5.36656 24L0 24L0 21.3166L42.6334 0Z" koffice:nodeTypes="cccccccccccccc"/>
          <draw:path draw:style-name="gr3" draw:id="shape4" draw:name="path136" draw:layer="g147" svg:width="48.00000000000pt" svg:height="24.00000000000pt" draw:transform="matrix(2.08333330000 0.00000000000 0.00000000000 2.08333330000 0.00000000000pt 0.00000000000pt)" svg:viewBox="0 0 48 24" svg:d="M20 0L20 24L28 24L28 0ZM0 8L0 16L48 16L48 8Z" koffice:nodeTypes="cccccccccc"/>
          <draw:path draw:style-name="gr4" draw:id="shape5" draw:name="path141" draw:layer="g147" svg:width="48.00000000000pt" svg:height="24.00000000000pt" draw:transform="matrix(2.08333330000 0.00000000000 0.00000000000 2.08333330000 0.00000000000pt 0.00000000000pt)" svg:viewBox="0 0 48 24" svg:d="M0 9.6L0 14.4L48 14.4L48 9.6ZM21.6 0L21.6 24L26.4 24L26.4 0Z" koffice:nodeTypes="cccccccccc"/>
          <draw:g draw:style-name="gr1" draw:id="shape6" draw:name="g141" svg:y="13.32493728680pt">
            <draw:path draw:style-name="gr3" draw:id="shape7" draw:name="path133" draw:layer="g147" svg:width="6.19034332675pt" svg:height="5.59921073377pt" draw:transform="matrix(2.08333330000 0.00000000000 0.00000000000 2.08333330000 143.65163603491pt 13.32493728680pt)" svg:viewBox="0 0 6 6" svg:d="M3.09517 0L3.82584 2.13871L6.19034 2.13871L4.27742 3.4605L5.0081 5.59921L3.09517 4.27742L1.18225 5.59921L1.91292 3.4605L0 2.13871L2.3645 2.13871Z" koffice:nodeTypes="ccccccccccc"/>
            <draw:path draw:style-name="gr4" draw:id="shape8" draw:name="path132" draw:layer="g147" svg:width="4.60800000000pt" svg:height="4.16797369747pt" draw:transform="matrix(2.08333330000 0.00000000000 0.00000000000 2.08333330000 144.99999768000pt 14.74268859745pt)" svg:viewBox="0 0 5 4" svg:d="M2.304 0L2.8479 1.59202L4.608 1.59202L3.18405 2.57595L3.72795 4.16797L2.304 3.18405L0.880049 4.16797L1.42395 2.57595L0 1.59202L1.7601 1.59202Z" koffice:nodeTypes="ccccccccccc"/>
          </draw:g>
          <draw:path draw:style-name="gr4" draw:id="shape9" draw:name="path150" draw:layer="g147" svg:width="48.00000000000pt" svg:height="24.00000000000pt" draw:transform="matrix(2.08333330000 0.00000000000 0.00000000000 2.08333330000 0.00000000000pt 0.00000000000pt)" svg:viewBox="0 0 48 24" svg:d="M0 24L16 16L19.5777 16L3.57771 24ZM0 0L16 8L12.4223 8L0 1.78886ZM28.4223 8L44.4223 0L48 0L32 8ZM48 24L32 16L35.5777 16L48 22.2111Z" koffice:nodeTypes="cccccccccccccccccccc"/>
          <draw:g draw:style-name="gr1" draw:id="shape10" draw:name="g132" svg:y="36.57230858151pt">
            <draw:path draw:style-name="gr3" draw:id="shape11" draw:name="path134" draw:layer="g147" svg:width="6.19034332675pt" svg:height="5.59921073377pt" draw:transform="matrix(2.08333330000 0.00000000000 0.00000000000 2.08333330000 120.54538140461pt 36.57230858151pt)" svg:viewBox="0 0 6 6" svg:d="M3.09517 0L3.82584 2.13871L6.19034 2.13871L4.27742 3.4605L5.0081 5.59921L3.09517 4.27742L1.18225 5.59921L1.91292 3.4605L0 2.13871L2.3645 2.13871Z" koffice:nodeTypes="ccccccccccc"/>
            <draw:path draw:style-name="gr4" draw:id="shape12" draw:name="path135" draw:layer="g147" svg:width="4.60800000000pt" svg:height="4.16797369747pt" draw:transform="matrix(2.08333330000 0.00000000000 0.00000000000 2.08333330000 121.89374304970pt 37.99005989216pt)" svg:viewBox="0 0 5 4" svg:d="M2.304 0L2.8479 1.59202L4.608 1.59202L3.18405 2.57595L3.72795 4.16797L2.304 3.18405L0.880049 4.16797L1.42395 2.57595L0 1.59202L1.7601 1.59202Z" koffice:nodeTypes="ccccccccccc"/>
          </draw:g>
          <draw:g draw:style-name="gr1" draw:id="shape13" draw:name="g139" svg:y="31.62943416060pt">
            <draw:path draw:style-name="gr3" draw:id="shape14" draw:name="path138" draw:layer="g147" svg:width="5.20426015744pt" svg:height="4.70729323849pt" draw:transform="matrix(2.08333330000 0.00000000000 0.00000000000 2.08333330000 164.49170736813pt 31.62943416060pt)" svg:viewBox="0 0 5 5" svg:d="M2.60212 0L3.21641 1.79802L5.20426 1.79802L3.59605 2.90926L4.21033 4.70729L2.60212 3.59605L0.993925 4.70729L1.60821 2.90926L0 1.79802L1.98785 1.79802Z" koffice:nodeTypes="ccccccccccc"/>
            <draw:path draw:style-name="gr4" draw:id="shape15" draw:name="path137" draw:layer="g147" svg:width="4.00000000000pt" svg:height="3.61803804942pt" draw:transform="matrix(2.08333330000 0.00000000000 0.00000000000 2.08333330000 165.63869234978pt 32.83544414130pt)" svg:viewBox="0 0 4 4" svg:d="M2 0L2.47214 1.38197L4 1.38197L2.76393 2.23607L3.23607 3.61804L2 2.76393L0.763932 3.61804L1.23607 2.23607L0 1.38197L1.52786 1.38197Z" koffice:nodeTypes="ccccccccccc"/>
          </draw:g>
          <draw:path draw:style-name="gr5" draw:id="shape16" draw:name="path142" draw:layer="g147" svg:width="6.41497796389pt" svg:height="6.76946475769pt" draw:transform="matrix(2.08333330000 0.00000000000 0.00000000000 2.08333330000 143.01967937835pt 72.66045717077pt)" svg:viewBox="0 0 6 7" svg:d="M3.20748 0L3.96467 2.58571L6.41498 2.58571L4.43264 4.18376L5.18982 6.76946L3.20748 5.17141L1.22515 6.76946L1.98234 4.18376L0 2.58571L2.4503 2.58571Z" koffice:nodeTypes="ccccccccccc"/>
          <draw:path draw:style-name="gr6" draw:id="shape17" draw:name="path143" draw:layer="g147" svg:width="5.22666666667pt" svg:height="5.67308136069pt" draw:transform="matrix(2.08333330000 0.00000000000 0.00000000000 2.08333330000 144.16666436000pt 73.86646881814pt)" svg:viewBox="0 0 5 6" svg:d="M2.61333 0L3.23026 2.16692L5.22667 2.16692L3.61153 3.50616L4.22847 5.67308L2.61333 4.33385L0.9982 5.67308L1.61513 3.50616L0 2.16692L1.99641 2.16692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5:42</dc:date>
    <meta:creation-date>2011-05-22T06:11:56</meta:creation-date>
    <dc:creator>Yue Liu</dc:creator>
  </office:meta>
</office:document-meta>
</file>